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f2c0a" style:font-name="arial" style:font-size-asian="12pt" style:font-size-complex="12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f2c0a" style:font-name="Arial" style:font-size-asian="11pt" style:font-size-complex="11pt"/>
    </style:style>
    <style:style style:family="paragraph" style:name="P6" style:parent-style-name="Standard">
      <style:text-properties officeooo:paragraph-rsid="001f2c0a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c0a" style:font-name="Arial" style:font-size-asian="10pt" style:font-size-complex="10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/text:span><text:span text:style-name="T7"><text:line-break/></text:span><text:span text:style-name="T8">RECOMMANDE</text:span></text:p>
          </table:table-cell>
        </table:table-row>
      </table:table>
      <text:p text:style-name="P6"/>
      <text:p text:style-name="UrbanTitle"><text:span text:style-name="Emphasis"><text:span text:style-name="T5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2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3"><text:span text:style-name="T2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f2c0a" style:font-name="arial" style:font-size-asian="12pt" style:font-size-complex="12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f2c0a" style:font-name="Arial" style:font-size-asian="11pt" style:font-size-complex="11pt"/>
    </style:style>
    <style:style style:family="paragraph" style:name="P6" style:parent-style-name="Standard">
      <style:text-properties officeooo:paragraph-rsid="001f2c0a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c0a" style:font-name="Arial" style:font-size-asian="10pt" style:font-size-complex="10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/text:span><text:span text:style-name="T7"><text:line-break/></text:span><text:span text:style-name="T8">RECOMMANDE</text:span></text:p>
          </table:table-cell>
        </table:table-row>
      </table:table>
      <text:p text:style-name="P6"/>
      <text:p text:style-name="UrbanTitle"><text:span text:style-name="Emphasis"><text:span text:style-name="T5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2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3"><text:span text:style-name="T2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f2c0a" style:font-name="arial" style:font-size-asian="12pt" style:font-size-complex="12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f2c0a" style:font-name="Arial" style:font-size-asian="11pt" style:font-size-complex="11pt"/>
    </style:style>
    <style:style style:family="paragraph" style:name="P6" style:parent-style-name="Standard">
      <style:text-properties officeooo:paragraph-rsid="001f2c0a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c0a" style:font-name="Arial" style:font-size-asian="10pt" style:font-size-complex="10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/text:span><text:span text:style-name="T7"><text:line-break/></text:span><text:span text:style-name="T8">RECOMMANDE</text:span></text:p>
          </table:table-cell>
        </table:table-row>
      </table:table>
      <text:p text:style-name="P6"/>
      <text:p text:style-name="UrbanTitle"><text:span text:style-name="Emphasis"><text:span text:style-name="T5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2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3"><text:span text:style-name="T2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2pt" officeooo:paragraph-rsid="001f2c0a" style:font-name="arial" style:font-size-asian="12pt" style:font-size-complex="12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paragraph-properties fo:text-align="end" style:justify-single-word="false"/>
      <style:text-properties fo:font-style="normal" style:font-name="arial" style:font-style-asian="normal" style:font-style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f2c0a" style:font-name="Arial" style:font-size-asian="11pt" style:font-size-complex="11pt"/>
    </style:style>
    <style:style style:family="paragraph" style:name="P6" style:parent-style-name="Standard">
      <style:text-properties officeooo:paragraph-rsid="001f2c0a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c0a" style:font-name="Arial" style:font-size-asian="10pt" style:font-size-complex="10pt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5">
      <style:text-properties fo:font-style="normal" style:font-name="arial" style:font-style-asian="normal" style:font-style-complex="normal" style:text-underline-style="none"/>
    </style:style>
    <style:style style:family="text" style:name="T6">
      <style:text-properties fo:country="BE" fo:font-size="11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ize="10pt" fo:font-style="normal" fo:font-weight="normal" fo:language="fr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ize="14pt" fo:font-style="normal" fo:font-weight="bold" fo:language="fr" officeooo:rsid="0084aa93" style:font-name-complex="Arial" style:font-size-asian="14pt" style:font-size-complex="14pt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2">do text</text:span></text:p><text:p text:style-name="P8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/text:span><text:span text:style-name="T7"><text:line-break/></text:span><text:span text:style-name="T8">RECOMMANDE</text:span></text:p>
          </table:table-cell>
        </table:table-row>
      </table:table>
      <text:p text:style-name="P6"/>
      <text:p text:style-name="UrbanTitle"><text:span text:style-name="Emphasis"><text:span text:style-name="T5">Avis d'enquête publique</text:span></text:span></text:p>
      <text:p text:style-name="P1"/>
      <text:p text:style-name="P1"><text:span text:style-name="T9"/></text:p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3"><text:span text:style-name="T2"><office:annotation><dc:creator>Gauthier Bastien</dc:creator><dc:date>2011-02-16T16:12:24</dc:date><text:p text:style-name="P8"><text:span text:style-name="T11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3"><text:span text:style-name="T2"><office:annotation><dc:creator>Gauthier Bastien</dc:creator><dc:date>2011-02-16T16:13:21</dc:date><text:p text:style-name="P8"><text:span text:style-name="T10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4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33.311892194</dc:date>
    <meta:editing-duration>PT7H52M12S</meta:editing-duration>
    <meta:editing-cycles>50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41" meta:character-count="1011" meta:non-whitespace-character-count="900"/>
  </office:meta>
</office:document-meta>
</file>